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7133637" text:style-name="L1">
        <text:list-item>
          <text:p text:style-name="P1">When connect is called, the message 'matrix' is sent to the bone, which then executes 'i2cdump' to get the current status of the LED matrix. <text:s/>When one of the LEDs in the browser is clicked, 'i2cset' is sent to the bone, which sets one column of the matrix to as it looks in the browser. <text:s/>When the slider is moved, 'i2cset' is also called, but with different parameters to adjust the brightness of the LED matrix.</text:p>
        </text:list-item>
        <text:list-item>
          <text:p text:style-name="P1">When an LED is clicked in the browser, a message 'i2cset' with the row and column indexes as parameters is sent to the bone, which then acts on that message by setting the column of the matrix to match the browser.</text:p>
        </text:list-item>
        <text:list-item>
          <text:p text:style-name="P1">.LED sets the background color, and .on sets the color of the turned on LEDs.</text:p>
        </text:list-item>
        <text:list-item>
          <text:p text:style-name="P1">In the matrix() function in matrixLED.js, we need to handle all of the data, not just the green ones. <text:s/>To turn the red LEDs on, an 'i2cset' message will be sent with a different parameter for the first byte to indicate red LED instead of the green LED. <text:s/>The function LEDclick() needs to be modified to handle multiple colors instead of just a toggle. <text:s/>In matrixLED.css, a class needs to be added to show the red (and yellow, if both are on) colo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Morrison</meta:initial-creator>
    <meta:creation-date>2014-10-01T20:04:32</meta:creation-date>
    <dc:date>2014-10-01T20:28:01</dc:date>
    <dc:creator>Mark Morrison</dc:creator>
    <meta:editing-duration>PT8M18S</meta:editing-duration>
    <meta:editing-cycles>1</meta:editing-cycles>
    <meta:document-statistic meta:table-count="0" meta:image-count="0" meta:object-count="0" meta:page-count="1" meta:paragraph-count="4" meta:word-count="219" meta:character-count="1159" meta:non-whitespace-character-count="942"/>
    <meta:generator>LibreOffice/3.5$Linux_X86_64 LibreOffice_project/350m1$Build-2</meta:generator>
  </office:meta>
</office:document-meta>
</file>